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ext-properties fo:color="#C65911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C65911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CE181E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0">
      <style:text-properties fo:color="#CE181E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14">
      <style:table-cell-properties style:vertical-align="automatic" style:repeat-content="false"/>
      <style:paragraph-properties fo:text-align="end" fo:margin-right="0cm"/>
      <style:text-properties fo:color="#CE181E" fo:font-size="12pt" style:font-size-asian="12pt" style:font-size-complex="12pt" fo:font-weight="bold" style:font-weight-asian="bold" style:font-weight-complex="bold"/>
    </style:style>
    <style:style style:name="ce19" style:family="table-cell" style:parent-style-name="Hyperlink" style:data-style-name="N36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0" style:family="table-cell" style:parent-style-name="Default" style:data-style-name="N0">
      <style:text-properties fo:color="#C65911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C65911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C65911" fo:font-weight="bold" style:font-weight-asian="bold" style:font-weight-complex="bold"/>
    </style:style>
    <style:style style:name="ce24" style:family="table-cell" style:parent-style-name="Default" style:data-style-name="N0">
      <style:text-properties fo:color="#C65911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0.768541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9.44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6.5pt" style:use-optimal-row-height="fals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5" table:visibility="collapse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float" office:value="1" table:style-name="ce25">
            <text:p>1</text:p>
          </table:table-cell>
          <table:table-cell table:style-name="ce1"/>
          <table:table-cell office:value-type="string" table:style-name="ce2">
            <text:p>WORST CASE</text:p>
          </table:table-cell>
          <table:table-cell office:value-type="string" table:style-name="ce22">
            <text:p>Variant 1</text:p>
          </table:table-cell>
          <table:table-cell office:value-type="string" table:style-name="ce22">
            <text:p>Variant 2</text:p>
          </table:table-cell>
          <table:table-cell table:number-columns-repeated="16379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3">
            <text:p>Покупка недвижимости</text:p>
          </table:table-cell>
          <table:table-cell office:value-type="currency" office:value="1150000" table:style-name="ce4">
            <text:p>$1,150,000.00</text:p>
          </table:table-cell>
          <table:table-cell office:value-type="currency" office:value="1000000" table:style-name="ce4">
            <text:p>$1,000,000.00</text:p>
          </table:table-cell>
          <table:table-cell office:value-type="currency" office:value="1100000" table:formula="of:=1100000" table:style-name="ce4">
            <text:p>$1,100,000.00</text:p>
          </table:table-cell>
          <table:table-cell table:number-columns-repeated="16379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1">
            <text:p>Проект + архитектор</text:p>
          </table:table-cell>
          <table:table-cell office:value-type="currency" office:value="30000" table:style-name="ce5">
            <text:p>$30,000.00</text:p>
          </table:table-cell>
          <table:table-cell office:value-type="currency" office:value="20000" table:style-name="ce5">
            <text:p>$20,000.00</text:p>
          </table:table-cell>
          <table:table-cell office:value-type="currency" office:value="30000" table:style-name="ce5">
            <text:p>$30,000.00</text:p>
          </table:table-cell>
          <table:table-cell table:number-columns-repeated="16379"/>
        </table:table-row>
        <table:table-row table:style-name="ro4">
          <table:table-cell office:value-type="float" office:value="4" table:style-name="ce25">
            <text:p>4</text:p>
          </table:table-cell>
          <table:table-cell office:value-type="string" table:style-name="ce7">
            <text:p>инспекции (сдаются по завершению этапов: замер земли, фундамент, каркас + крыша, сантехника, финальная инспекция)</text:p>
          </table:table-cell>
          <table:table-cell office:value-type="currency" office:value="15000" table:style-name="ce8">
            <text:p>$15,000.00</text:p>
          </table:table-cell>
          <table:table-cell office:value-type="currency" office:value="10000" table:style-name="ce8">
            <text:p>$10,000.00</text:p>
          </table:table-cell>
          <table:table-cell office:value-type="currency" office:value="12500" table:formula="of:=[.D4]+([.C4]-[.D4])/2" table:style-name="ce8">
            <text:p>$12,500.00</text:p>
          </table:table-cell>
          <table:table-cell table:number-columns-repeated="16379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1">
            <text:p>Котлован + фундамент + подкл канализации</text:p>
          </table:table-cell>
          <table:table-cell office:value-type="currency" office:value="70000" table:style-name="ce5">
            <text:p>$7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55000" table:formula="of:=[.D5]+([.C5]-[.D5])/2" table:style-name="ce5">
            <text:p>$55,000.00</text:p>
          </table:table-cell>
          <table:table-cell table:number-columns-repeated="16379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1">
            <text:p>Каркас + крыша</text:p>
          </table:table-cell>
          <table:table-cell office:value-type="currency" office:value="250000" table:style-name="ce5">
            <text:p>$250,000.00</text:p>
          </table:table-cell>
          <table:table-cell office:value-type="currency" office:value="200000" table:style-name="ce5">
            <text:p>$200,000.00</text:p>
          </table:table-cell>
          <table:table-cell office:value-type="currency" office:value="250000" table:style-name="ce5">
            <text:p>$250,000.00</text:p>
          </table:table-cell>
          <table:table-cell table:number-columns-repeated="16379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1">
            <text:p>Окна, двери, сайдинг</text:p>
          </table:table-cell>
          <table:table-cell office:value-type="currency" office:value="150000" table:style-name="ce5">
            <text:p>$150,000.00</text:p>
          </table:table-cell>
          <table:table-cell office:value-type="currency" office:value="120000" table:style-name="ce5">
            <text:p>$120,000.00</text:p>
          </table:table-cell>
          <table:table-cell office:value-type="currency" office:value="140000" table:style-name="ce5">
            <text:p>$140,000.00</text:p>
          </table:table-cell>
          <table:table-cell table:number-columns-repeated="16379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1">
            <text:p>Электрика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45000" table:formula="of:=[.D8]+([.C8]-[.D8])/2" table:style-name="ce5">
            <text:p>$45,000.00</text:p>
          </table:table-cell>
          <table:table-cell table:number-columns-repeated="16379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1">
            <text:p>Сантехника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35000" table:style-name="ce5">
            <text:p>$35,000.00</text:p>
          </table:table-cell>
          <table:table-cell office:value-type="currency" office:value="50000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1">
            <text:p>Теплоизоляция – пена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50000" table:formula="of:=50000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1">
            <text:p>Гипсокартон + подготовка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45000" table:style-name="ce5">
            <text:p>$45,000.00</text:p>
          </table:table-cell>
          <table:table-cell office:value-type="currency" office:value="50000" table:formula="of:=50000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1">
            <text:p>Внутр отделка</text:p>
          </table:table-cell>
          <table:table-cell office:value-type="currency" office:value="125000" table:style-name="ce5">
            <text:p>$125,000.00</text:p>
          </table:table-cell>
          <table:table-cell office:value-type="currency" office:value="80000" table:style-name="ce5">
            <text:p>$80,000.00</text:p>
          </table:table-cell>
          <table:table-cell office:value-type="currency" office:value="100000" table:style-name="ce5">
            <text:p>$100,000.00</text:p>
          </table:table-cell>
          <table:table-cell table:number-columns-repeated="16379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1">
            <text:p>Плитка</text:p>
          </table:table-cell>
          <table:table-cell office:value-type="currency" office:value="35000" table:style-name="ce5">
            <text:p>$35,000.00</text:p>
          </table:table-cell>
          <table:table-cell office:value-type="currency" office:value="25000" table:style-name="ce5">
            <text:p>$25,000.00</text:p>
          </table:table-cell>
          <table:table-cell office:value-type="currency" office:value="30000" table:formula="of:=[.D13]+([.C13]-[.D13])/2" table:style-name="ce5">
            <text:p>$30,000.00</text:p>
          </table:table-cell>
          <table:table-cell table:number-columns-repeated="16379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1">
            <text:p>Покраска</text:p>
          </table:table-cell>
          <table:table-cell office:value-type="currency" office:value="60000" table:style-name="ce5">
            <text:p>$6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50000" table:formula="of:=[.D14]+([.C14]-[.D14])/2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15" table:style-name="ce25">
            <text:p>15</text:p>
          </table:table-cell>
          <table:table-cell office:value-type="string" table:style-name="ce1">
            <text:p>Кухня, мойдодыр, столешницы</text:p>
          </table:table-cell>
          <table:table-cell office:value-type="currency" office:value="60000" table:style-name="ce5">
            <text:p>$6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50000" table:formula="of:=[.D15]+([.C15]-[.D15])/2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16" table:style-name="ce25">
            <text:p>16</text:p>
          </table:table-cell>
          <table:table-cell office:value-type="string" table:style-name="ce1">
            <text:p>Сантехника</text:p>
          </table:table-cell>
          <table:table-cell office:value-type="currency" office:value="25000" table:style-name="ce5">
            <text:p>$25,000.00</text:p>
          </table:table-cell>
          <table:table-cell office:value-type="currency" office:value="20000" table:style-name="ce5">
            <text:p>$20,000.00</text:p>
          </table:table-cell>
          <table:table-cell office:value-type="currency" office:value="23000" table:formula="of:=23000" table:style-name="ce5">
            <text:p>$23,000.00</text:p>
          </table:table-cell>
          <table:table-cell table:number-columns-repeated="16379"/>
        </table:table-row>
        <table:table-row table:style-name="ro3">
          <table:table-cell office:value-type="float" office:value="17" table:style-name="ce25">
            <text:p>17</text:p>
          </table:table-cell>
          <table:table-cell office:value-type="string" table:style-name="ce1">
            <text:p>Встроеная техника + камины</text:p>
          </table:table-cell>
          <table:table-cell office:value-type="currency" office:value="45000" table:style-name="ce5">
            <text:p>$45,000.00</text:p>
          </table:table-cell>
          <table:table-cell office:value-type="currency" office:value="25000" table:style-name="ce5">
            <text:p>$25,000.00</text:p>
          </table:table-cell>
          <table:table-cell office:value-type="currency" office:value="35000" table:formula="of:=[.D17]+([.C17]-[.D17])/2" table:style-name="ce5">
            <text:p>$35,000.00</text:p>
          </table:table-cell>
          <table:table-cell table:number-columns-repeated="16379"/>
        </table:table-row>
        <table:table-row table:style-name="ro3">
          <table:table-cell office:value-type="float" office:value="18" table:style-name="ce25">
            <text:p>18</text:p>
          </table:table-cell>
          <table:table-cell office:value-type="string" table:style-name="ce1">
            <text:p>Ливневая канализация</text:p>
          </table:table-cell>
          <table:table-cell office:value-type="currency" office:value="7000" table:style-name="ce5">
            <text:p>$7,000.00</text:p>
          </table:table-cell>
          <table:table-cell office:value-type="currency" office:value="4000" table:style-name="ce5">
            <text:p>$4,000.00</text:p>
          </table:table-cell>
          <table:table-cell office:value-type="currency" office:value="5500" table:formula="of:=[.D18]+([.C18]-[.D18])/2" table:style-name="ce5">
            <text:p>$5,500.00</text:p>
          </table:table-cell>
          <table:table-cell table:number-columns-repeated="16379"/>
        </table:table-row>
        <table:table-row table:style-name="ro3">
          <table:table-cell office:value-type="float" office:value="19" table:style-name="ce25">
            <text:p>19</text:p>
          </table:table-cell>
          <table:table-cell office:value-type="string" table:style-name="ce1">
            <text:p>Отопление + кондиционер</text:p>
          </table:table-cell>
          <table:table-cell office:value-type="currency" office:value="75000" table:style-name="ce5">
            <text:p>$75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50000" table:style-name="ce5">
            <text:p>$50,000.00</text:p>
          </table:table-cell>
          <table:table-cell table:number-columns-repeated="16379"/>
        </table:table-row>
        <table:table-row table:style-name="ro3">
          <table:table-cell office:value-type="float" office:value="20" table:style-name="ce25">
            <text:p>20</text:p>
          </table:table-cell>
          <table:table-cell office:value-type="string" table:style-name="ce1">
            <text:p>Газон, асфальт, патио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40000" table:style-name="ce5">
            <text:p>$40,000.00</text:p>
          </table:table-cell>
          <table:table-cell office:value-type="currency" office:value="45000" table:formula="of:=[.D20]+([.C20]-[.D20])/2" table:style-name="ce5">
            <text:p>$45,000.00</text:p>
          </table:table-cell>
          <table:table-cell table:number-columns-repeated="16379"/>
        </table:table-row>
        <table:table-row table:style-name="ro3">
          <table:table-cell office:value-type="float" office:value="21" table:style-name="ce25">
            <text:p>21</text:p>
          </table:table-cell>
          <table:table-cell office:value-type="string" table:style-name="ce1">
            <text:p>Декинг – балконы</text:p>
          </table:table-cell>
          <table:table-cell office:value-type="currency" office:value="30000" table:style-name="ce5">
            <text:p>$30,000.00</text:p>
          </table:table-cell>
          <table:table-cell office:value-type="currency" office:value="20000" table:style-name="ce5">
            <text:p>$20,000.00</text:p>
          </table:table-cell>
          <table:table-cell office:value-type="currency" office:value="25000" table:formula="of:=[.D21]+([.C21]-[.D21])/2" table:style-name="ce5">
            <text:p>$25,000.00</text:p>
          </table:table-cell>
          <table:table-cell table:number-columns-repeated="16379"/>
        </table:table-row>
        <table:table-row table:style-name="ro3">
          <table:table-cell office:value-type="float" office:value="22" table:style-name="ce25">
            <text:p>22</text:p>
          </table:table-cell>
          <table:table-cell office:value-type="string" table:style-name="ce1">
            <text:p>Финиш электрика</text:p>
          </table:table-cell>
          <table:table-cell office:value-type="currency" office:value="6000" table:style-name="ce5">
            <text:p>$6,000.00</text:p>
          </table:table-cell>
          <table:table-cell office:value-type="currency" office:value="5000" table:style-name="ce5">
            <text:p>$5,000.00</text:p>
          </table:table-cell>
          <table:table-cell office:value-type="currency" office:value="5500" table:formula="of:=[.D22]+([.C22]-[.D22])/2" table:style-name="ce5">
            <text:p>$5,500.00</text:p>
          </table:table-cell>
          <table:table-cell table:number-columns-repeated="16379"/>
        </table:table-row>
        <table:table-row table:style-name="ro3">
          <table:table-cell office:value-type="float" office:value="23" table:style-name="ce25">
            <text:p>23</text:p>
          </table:table-cell>
          <table:table-cell office:value-type="string" table:style-name="ce1">
            <text:p>разрешения от города</text:p>
          </table:table-cell>
          <table:table-cell office:value-type="currency" office:value="50000" table:style-name="ce5">
            <text:p>$50,000.00</text:p>
          </table:table-cell>
          <table:table-cell office:value-type="currency" office:value="30000" table:style-name="ce5">
            <text:p>$30,000.00</text:p>
          </table:table-cell>
          <table:table-cell office:value-type="currency" office:value="65000" table:style-name="ce5">
            <text:p>$65,000.00</text:p>
          </table:table-cell>
          <table:table-cell table:number-columns-repeated="16379"/>
        </table:table-row>
        <table:table-row table:style-name="ro3">
          <table:table-cell office:value-type="float" office:value="24" table:style-name="ce25">
            <text:p>24</text:p>
          </table:table-cell>
          <table:table-cell office:value-type="string" table:style-name="ce1">
            <text:p>Организация строительства</text:p>
          </table:table-cell>
          <table:table-cell office:value-type="currency" office:value="75000" table:style-name="ce5">
            <text:p>$75,000.00</text:p>
          </table:table-cell>
          <table:table-cell office:value-type="currency" office:value="75000" table:style-name="ce5">
            <text:p>$75,000.00</text:p>
          </table:table-cell>
          <table:table-cell office:value-type="currency" office:value="75000" table:formula="of:=[.D24]+([.C24]-[.D24])/2" table:style-name="ce5">
            <text:p>$75,000.00</text:p>
          </table:table-cell>
          <table:table-cell table:number-columns-repeated="16379"/>
        </table:table-row>
        <table:table-row table:style-name="ro3">
          <table:table-cell office:value-type="float" office:value="25" table:style-name="ce25">
            <text:p>25</text:p>
          </table:table-cell>
          <table:table-cell office:value-type="string" table:style-name="ce1">
            <text:p>Дополнительные рассходы<text:s/></text:p>
          </table:table-cell>
          <table:table-cell office:value-type="currency" office:value="150000" table:style-name="ce5">
            <text:p>$150,000.00</text:p>
          </table:table-cell>
          <table:table-cell office:value-type="currency" office:value="100000" table:style-name="ce5">
            <text:p>$100,000.00</text:p>
          </table:table-cell>
          <table:table-cell office:value-type="currency" office:value="125000" table:formula="of:=[.D25]+([.C25]-[.D25])/2" table:style-name="ce5">
            <text:p>$125,000.00</text:p>
          </table:table-cell>
          <table:table-cell table:number-columns-repeated="16379"/>
        </table:table-row>
        <table:table-row table:style-name="ro3">
          <table:table-cell office:value-type="float" office:value="26" table:style-name="ce25">
            <text:p>26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27" table:style-name="ce25">
            <text:p>27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28" table:style-name="ce25">
            <text:p>28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29" table:style-name="ce25">
            <text:p>29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2">
          <table:table-cell office:value-type="float" office:value="30" table:style-name="ce25">
            <text:p>30</text:p>
          </table:table-cell>
          <table:table-cell office:value-type="string" table:style-name="ce3">
            <text:p>Итого рассходы на строительство</text:p>
          </table:table-cell>
          <table:table-cell office:value-type="currency" office:value="1508000" table:formula="of:=SUM([.C3:.C29])" table:style-name="ce4">
            <text:p>$1,508,000.00</text:p>
          </table:table-cell>
          <table:table-cell office:value-type="currency" office:value="1094000" table:formula="of:=SUM([.D3:.D25])" table:style-name="ce4">
            <text:p>$1,094,000.00</text:p>
          </table:table-cell>
          <table:table-cell office:value-type="currency" office:value="1366500" table:formula="of:=SUM([.E3:.E25])" table:style-name="ce4">
            <text:p>$1,366,500.00</text:p>
          </table:table-cell>
          <table:table-cell table:number-columns-repeated="16379"/>
        </table:table-row>
        <table:table-row table:style-name="ro3">
          <table:table-cell office:value-type="float" office:value="31" table:style-name="ce25">
            <text:p>31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32" table:style-name="ce25">
            <text:p>32</text:p>
          </table:table-cell>
          <table:table-cell office:value-type="string" table:style-name="ce9">
            <text:p>Свои средства</text:p>
          </table:table-cell>
          <table:table-cell office:value-type="currency" office:value="1000000" table:style-name="ce10">
            <text:p>$1,000,000.00</text:p>
          </table:table-cell>
          <table:table-cell office:value-type="currency" office:value="1000000" table:style-name="ce10">
            <text:p>$1,000,000.00</text:p>
          </table:table-cell>
          <table:table-cell office:value-type="currency" office:value="1000000" table:style-name="ce10">
            <text:p>$1,000,000.00</text:p>
          </table:table-cell>
          <table:table-cell table:number-columns-repeated="16379" table:style-name="ce9"/>
        </table:table-row>
        <table:table-row table:style-name="ro3">
          <table:table-cell office:value-type="float" office:value="33" table:style-name="ce25">
            <text:p>33</text:p>
          </table:table-cell>
          <table:table-cell office:value-type="string" table:style-name="ce9">
            <text:p>Кредитнык средства</text:p>
          </table:table-cell>
          <table:table-cell office:value-type="currency" office:value="1658000" table:formula="of:=[.C2]+[.C30]-[.C32]" table:style-name="ce10">
            <text:p>$1,658,000.00</text:p>
          </table:table-cell>
          <table:table-cell office:value-type="currency" office:value="1094000" table:formula="of:=[.D2]+[.D30]-[.D32]" table:style-name="ce10">
            <text:p>$1,094,000.00</text:p>
          </table:table-cell>
          <table:table-cell office:value-type="currency" office:value="1466500" table:formula="of:=[.E2]+[.E30]-[.E32]" table:style-name="ce10">
            <text:p>$1,466,500.00</text:p>
          </table:table-cell>
          <table:table-cell table:number-columns-repeated="16379" table:style-name="ce9"/>
        </table:table-row>
        <table:table-row table:style-name="ro3">
          <table:table-cell office:value-type="float" office:value="34" table:style-name="ce25">
            <text:p>34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11">
            <text:p>Процент по кредиту 7% на пол года (1/2 года, т к <text:s/>сумму берем не сразу, а поэтапно). = Срок строительства и продажи : 9-12 мес.</text:p>
          </table:table-cell>
          <table:table-cell office:value-type="currency" office:value="58030.000000000007" table:formula="of:=[.C33]*0.07/2" table:style-name="ce8">
            <text:p>$58,030.00</text:p>
          </table:table-cell>
          <table:table-cell office:value-type="currency" office:value="38290.000000000007" table:formula="of:=[.D33]*0.07/2" table:style-name="ce8">
            <text:p>$38,290.00</text:p>
          </table:table-cell>
          <table:table-cell office:value-type="currency" office:value="51327.500000000007" table:formula="of:=[.E33]*0.07/2" table:style-name="ce8">
            <text:p>$51,327.50</text:p>
          </table:table-cell>
          <table:table-cell table:number-columns-repeated="16379" table:style-name="ce1"/>
        </table:table-row>
        <table:table-row table:style-name="ro3">
          <table:table-cell office:value-type="float" office:value="36" table:style-name="ce25">
            <text:p>36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2">
          <table:table-cell office:value-type="float" office:value="37" table:style-name="ce25">
            <text:p>37</text:p>
          </table:table-cell>
          <table:table-cell office:value-type="string" table:style-name="ce3">
            <text:p>Расходы всего = строка 2 + строка 30 + строка 35</text:p>
          </table:table-cell>
          <table:table-cell office:value-type="currency" office:value="2716030" table:formula="of:=[.C2]+[.C30]+[.C35]" table:style-name="ce4">
            <text:p>$2,716,030.00</text:p>
          </table:table-cell>
          <table:table-cell office:value-type="currency" office:value="2132290" table:formula="of:=[.D2]+[.D30]+[.D35]" table:style-name="ce4">
            <text:p>$2,132,290.00</text:p>
          </table:table-cell>
          <table:table-cell office:value-type="currency" office:value="2517827.5" table:formula="of:=[.E2]+[.E30]+[.E35]" table:style-name="ce4">
            <text:p>$2,517,827.50</text:p>
          </table:table-cell>
          <table:table-cell table:number-columns-repeated="16379" table:style-name="ce1"/>
        </table:table-row>
        <table:table-row table:style-name="ro3">
          <table:table-cell office:value-type="float" office:value="38" table:style-name="ce25">
            <text:p>38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 office:value-type="float" office:value="39" table:style-name="ce25">
            <text:p>39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 office:value-type="float" office:value="40" table:style-name="ce25">
            <text:p>40</text:p>
          </table:table-cell>
          <table:table-cell office:value-type="string" table:style-name="ce1">
            <text:p>Продажная цена</text:p>
          </table:table-cell>
          <table:table-cell office:value-type="currency" office:value="2900000" table:style-name="ce5">
            <text:p>$2,900,000.00</text:p>
          </table:table-cell>
          <table:table-cell office:value-type="currency" office:value="3750000" table:style-name="ce5">
            <text:p>$3,750,000.00</text:p>
          </table:table-cell>
          <table:table-cell office:value-type="currency" office:value="3250000" table:formula="of:=3250000" table:style-name="ce5">
            <text:p>$3,250,000.00</text:p>
          </table:table-cell>
          <table:table-cell table:style-name="ce12"/>
          <table:table-cell table:number-columns-repeated="16378"/>
        </table:table-row>
        <table:table-row table:style-name="ro3">
          <table:table-cell office:value-type="float" office:value="41" table:style-name="ce25">
            <text:p>41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 office:value-type="float" office:value="42" table:style-name="ce25">
            <text:p>42</text:p>
          </table:table-cell>
          <table:table-cell office:value-type="string" table:style-name="ce1">
            <text:p>Комиссия риэлтора 3%</text:p>
          </table:table-cell>
          <table:table-cell office:value-type="currency" office:value="87000" table:formula="of:=[.C40]*0.03" table:style-name="ce5">
            <text:p>$87,000.00</text:p>
          </table:table-cell>
          <table:table-cell office:value-type="currency" office:value="112500" table:formula="of:=[.D40]*0.03" table:style-name="ce5">
            <text:p>$112,500.00</text:p>
          </table:table-cell>
          <table:table-cell office:value-type="currency" office:value="97500" table:formula="of:=[.E40]*0.03" table:style-name="ce5">
            <text:p>$97,500.00</text:p>
          </table:table-cell>
          <table:table-cell table:number-columns-repeated="16379" table:style-name="ce1"/>
        </table:table-row>
        <table:table-row table:style-name="ro3">
          <table:table-cell office:value-type="float" office:value="43" table:style-name="ce25">
            <text:p>43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 office:value-type="float" office:value="44" table:style-name="ce25">
            <text:p>44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6">
          <table:table-cell office:value-type="float" office:value="45" table:style-name="ce25">
            <text:p>45</text:p>
          </table:table-cell>
          <table:table-cell office:value-type="string" table:style-name="ce13">
            <text:p>ПРИБЫЛЬ = строка 40 - строка 37 - строка 42</text:p>
          </table:table-cell>
          <table:table-cell office:value-type="currency" office:value="96970" table:formula="of:=[.C40]-[.C37]-[.C42]" table:style-name="ce14">
            <text:p>$96,970.00</text:p>
          </table:table-cell>
          <table:table-cell office:value-type="currency" office:value="1505210" table:formula="of:=[.D40]-[.D37]-[.D42]" table:style-name="ce14">
            <text:p>$1,505,210.00</text:p>
          </table:table-cell>
          <table:table-cell office:value-type="currency" office:value="634672.5" table:formula="of:=[.E40]-[.E37]-[.E42]" table:style-name="ce14">
            <text:p>$634,672.50</text:p>
          </table:table-cell>
          <table:table-cell table:number-columns-repeated="16379" table:style-name="ce1"/>
        </table:table-row>
        <table:table-row table:style-name="ro2">
          <table:table-cell office:value-type="float" office:value="46" table:style-name="ce25">
            <text:p>46</text:p>
          </table:table-cell>
          <table:table-cell table:style-name="ce15"/>
          <table:table-cell table:number-columns-repeated="3" table:style-name="ce16"/>
          <table:table-cell table:number-columns-repeated="16379" table:style-name="ce1"/>
        </table:table-row>
        <table:table-row table:style-name="ro6">
          <table:table-cell office:value-type="float" office:value="47" table:style-name="ce25">
            <text:p>47</text:p>
          </table:table-cell>
          <table:table-cell office:value-type="string" table:style-name="ce17">
            <text:p>Рентабельность</text:p>
          </table:table-cell>
          <table:table-cell office:value-type="percentage" office:value="9.6970000000000001E-2" table:formula="of:=[.C45]/[.C32]" table:style-name="ce18">
            <text:p>9.70%</text:p>
          </table:table-cell>
          <table:table-cell office:value-type="percentage" office:value="1.5052099999999999" table:formula="of:=[.D45]/[.D32]" table:style-name="ce18">
            <text:p>150.52%</text:p>
          </table:table-cell>
          <table:table-cell office:value-type="percentage" office:value="0.63467249999999997" table:formula="of:=[.E45]/[.E32]" table:style-name="ce18">
            <text:p>63.47%</text:p>
          </table:table-cell>
          <table:table-cell table:number-columns-repeated="16379" table:style-name="ce1"/>
        </table:table-row>
        <table:table-row table:style-name="ro3">
          <table:table-cell office:value-type="float" office:value="48" table:style-name="ce25">
            <text:p>48</text:p>
          </table:table-cell>
          <table:table-cell table:style-name="ce1"/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 office:value-type="float" office:value="49" table:style-name="ce25">
            <text:p>49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50" table:style-name="ce25">
            <text:p>50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51" table:style-name="ce25">
            <text:p>51</text:p>
          </table:table-cell>
          <table:table-cell office:value-type="string" table:style-name="ce1">
            <text:p>Ссылка на землю</text:p>
          </table:table-cell>
          <table:table-cell table:style-name="ce5"/>
          <table:table-cell office:value-type="string" table:style-name="ce6">
            <text:p><text:a xlink:href="https://www.zillow.com/homedetails/29-Carleton-Dr-Needham-MA-02492/57481058_zpid/?fullpage=true">https://www.zillow.com/homedetails/29-Carleton-Dr-Needham-MA-02492/57481058_zpid/?fullpage=true</text:a>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52" table:style-name="ce25">
            <text:p>52</text:p>
          </table:table-cell>
          <table:table-cell office:value-type="string" table:style-name="ce1">
            <text:p>Ссылка на проданный дом</text:p>
          </table:table-cell>
          <table:table-cell table:style-name="ce5"/>
          <table:table-cell office:value-type="string" table:style-name="ce19">
            <text:p><text:a xlink:href="https://www.zillow.com/homedetails/60-Bradford-Rd-Weston-MA-02493/57134950_zpid/">https://www.zillow.com/homedetails/60-Bradford-Rd-Weston-MA-02493/57134950_zpid/</text:a>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53" table:style-name="ce25">
            <text:p>53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54" table:style-name="ce25">
            <text:p>54</text:p>
          </table:table-cell>
          <table:table-cell office:value-type="string" table:style-name="ce1">
            <text:p>5 bedrooms, 6 1/2 bathrooms, 8622 sqft = 801 m2</text:p>
          </table:table-cell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55" table:style-name="ce25">
            <text:p>55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2">
          <table:table-cell office:value-type="float" office:value="56" table:style-name="ce25">
            <text:p>56</text:p>
          </table:table-cell>
          <table:table-cell office:value-type="string" table:style-name="ce24">
            <text:p>Цена строительства за SQFT</text:p>
          </table:table-cell>
          <table:table-cell table:style-name="ce21"/>
          <table:table-cell office:value-type="currency" office:value="126.88471352354442" table:formula="of:=[.D30]/8622" table:style-name="ce23">
            <text:p>$126.88</text:p>
          </table:table-cell>
          <table:table-cell office:value-type="currency" office:value="158.48990953375088" table:formula="of:=[.E30]/8622" table:style-name="ce23">
            <text:p>$158.49</text:p>
          </table:table-cell>
          <table:table-cell table:number-columns-repeated="16379" table:style-name="ce20"/>
        </table:table-row>
        <table:table-row table:style-name="ro2">
          <table:table-cell office:value-type="float" office:value="57" table:style-name="ce25">
            <text:p>57</text:p>
          </table:table-cell>
          <table:table-cell office:value-type="string" table:style-name="ce24">
            <text:p>Цена строительства за m2</text:p>
          </table:table-cell>
          <table:table-cell table:style-name="ce21"/>
          <table:table-cell office:value-type="currency" office:value="1365.7927590511861" table:formula="of:=[.D30]/801" table:style-name="ce23">
            <text:p>$1,365.79</text:p>
          </table:table-cell>
          <table:table-cell office:value-type="currency" office:value="1705.9925093632958" table:formula="of:=[.E30]/801" table:style-name="ce23">
            <text:p>$1,705.99</text:p>
          </table:table-cell>
          <table:table-cell table:number-columns-repeated="16379" table:style-name="ce20"/>
        </table:table-row>
        <table:table-row table:style-name="ro3">
          <table:table-cell office:value-type="float" office:value="58" table:style-name="ce25">
            <text:p>58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59" table:style-name="ce25">
            <text:p>59</text:p>
          </table:table-cell>
          <table:table-cell office:value-type="string" table:style-name="ce1">
            <text:p>3 car garage</text:p>
          </table:table-cell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60" table:style-name="ce25">
            <text:p>60</text:p>
          </table:table-cell>
          <table:table-cell table:style-name="ce1"/>
          <table:table-cell table:number-columns-repeated="3" table:style-name="ce5"/>
          <table:table-cell table:number-columns-repeated="16379"/>
        </table:table-row>
        <table:table-row table:style-name="ro3">
          <table:table-cell office:value-type="float" office:value="61" table:style-name="ce25">
            <text:p>61</text:p>
          </table:table-cell>
          <table:table-cell office:value-type="string" table:style-name="ce1">
            <text:p>PHOTOS:</text:p>
          </table:table-cell>
          <table:table-cell table:style-name="ce5"/>
          <table:table-cell office:value-type="string" table:style-name="ce19">
            <text:p><text:a xlink:href="https://drive.google.com/drive/folders/1embakSWWqZjsqoWaZbCNST2WbORhb6L5?usp=sharing">https://drive.google.com/drive/folders/1embakSWWqZjsqoWaZbCNST2WbORhb6L5?usp=sharing</text:a></text:p>
          </table:table-cell>
          <table:table-cell table:style-name="ce5"/>
          <table:table-cell table:number-columns-repeated="16379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Admi</meta:initial-creator>
    <dc:creator>Mike</dc:creator>
    <meta:creation-date>2018-09-25T19:29:55Z</meta:creation-date>
    <dc:date>2018-11-11T22:52:06Z</dc:date>
    <meta:print-date>2018-11-11T22:48:44Z</meta:print-date>
    <meta:editing-cycles>1</meta:editing-cycles>
    <meta:editing-duration>PT558S</meta:editing-duration>
  </office:meta>
</office:document-meta>
</file>